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OfInvocationsInOrderCheckerTest.shouldMarkAsVerified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umberOfInvocationsInOrderCheck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owableMessageContainsOccurrencesCondition.matches( Throwable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umberOfInvocationsInOrderCheckerTest.shouldPassIfChunk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mberOfInvocationsInOrderCheckerTest.shouldReportWithFirstUndesiredInvocation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hrowableMessageContainsOccurrencesCondition.ThrowableMessageContainsOccurrencesCondition( String value , int expectedOccur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mberOfInvocationsInOrderCheckerTest.shouldReportNeverWantedButIn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umberOfInvocationsInOrderCheckerTest.buildSimpl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OfInvocationsInOrderCheckerTest.shouldReportTooFew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umberOfInvocationsInOrderCheckerTest.messageContaining( String value , int amountOfOccur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OfInvocationsInOrderCheckerTest.shouldMarkInvocationsAsVer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umberOfInvocationsInOrderCheckerTest.shouldReportWithAllInvocations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umberOfInvocationsInOrderCheckerTest.shouldReportTooFewAct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umberOfInvocationsInOrderCheckerTest.shouldPassIfWantedIsZeroAndMatchingChunk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mberOfInvocationsInOrderCheckerTest.shouldNotReportWithLastInvocationStackTraceIfNoInvocations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umberOfInvocationsInOrderCheckerTest.shouldReportTooManyAct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